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ef9" officeooo:paragraph-rsid="00078ef9"/>
    </style:style>
    <style:style style:name="T1" style:family="text">
      <style:text-properties officeooo:rsid="0009db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planeV6 on <text:span text:style-name="T1">GoogleDocs</text:span></text:p>
      <text:p text:style-name="Standard"/>
      <text:p text:style-name="Standard">FplaneV6</text:p>
      <text:p text:style-name="Standard">[TOC]</text:p>
      <text:p text:style-name="Standard">Notes</text:p>
      <text:p text:style-name="Standard">03/05/209 👎There was a bit of a problem with V5 which ended up being in the spreadsheet. The dates somehow had leading zeros removed eg. 03/04/19 became 3/4/19 and then the search could not find the file The spreadsheet is located on google drive in C:\Users\hdangerf.EAD\Google Drive\DBX\masterlog\AircraftLog.ods</text:p>
      <text:p text:style-name="Standard">and is file is on the Google Drive</text:p>
      <text:p text:style-name="Standard">\DBX\masterlog\AircraftLog.ods</text:p>
      <text:p text:style-name="Standard">Installation on RasPi 14</text:p>
      <text:p text:style-name="Standard">Copied over fplaneV5 directory and renamed fplaneV6 Also copied fplaneshared</text:p>
      <text:p text:style-name="Standard">flask was already installed!!</text:p>
      <text:p text:style-name="Standard">To run flask on raspi14 needed</text:p>
      <text:p text:style-name="Standard">details here</text:p>
      <text:p text:style-name="Standard">export FLASK_APP=/home/pi/pi14-share/fplaneV6/app.py export FLASK_RUN_PORT=5000</text:p>
      <text:p text:style-name="Standard">export FLASK_RUN_HOST=192.168.0.114</text:p>
      <text:p text:style-name="Standard">then</text:p>
      <text:p text:style-name="Standard">flask run</text:p>
      <text:p text:style-name="Standard">Code Mods</text:p>
      <text:p text:style-name="Standard">app.py</text:p>
      <text:p text:style-name="Standard">modifed comments at top and chaged data locations</text:p>
      <text:p text:style-name="Standard">aircraftdblocation = '/home/pi/pi14-share/fplaneshared/aircraft.db'</text:p>
      <text:p text:style-name="Standard">symboldblocation = '/home/pi/pi14-share/fplaneshared/symbols.db'</text:p>
      <text:p text:style-name="Standard">masterlogfolderlocation = '/home/pi/pi14-share/fplaneshared/MasterLogText/'</text:p>
      <text:p text:style-name="Standard">template.html</text:p>
      <text:p text:style-name="Standard">Change Version number for page tab display</text:p>
      <text:p text:style-name="Standard">Comparison with Raspi10</text:p>
      <text:p text:style-name="Standard">Raspi14</text:p>
      <text:p text:style-name="Standard">pi@raspi14:~ $ flask --version</text:p>
      <text:p text:style-name="Standard">Flask 0.12.1</text:p>
      <text:p text:style-name="Standard">Python 3.5.3 (default, Sep 27 2018, 17:25:39)</text:p>
      <text:p text:style-name="Standard">[GCC 6.3.0 20170516]</text:p>
      <text:p text:style-name="Standard"/>
      <text:p text:style-name="Standard">Rasp10</text:p>
      <text:p text:style-name="Standard">pi@raspi10:~/pishare $ flask --version</text:p>
      <text:p text:style-name="Standard">Error: no such option: --version</text:p>
      <text:p text:style-name="Standard"/>
      <text:p text:style-name="Standard">pi@raspi10:~/pishare $ python --version</text:p>
      <text:p text:style-name="Standard">Python 2.7.9</text:p>
      <text:p text:style-name="Standard">pi@raspi10:~/pishare $ python3 --version</text:p>
      <text:p text:style-name="Standard">Python 3.4.2</text:p>
      <text:p text:style-name="Standard">pi@raspi10:~/pishare $ python3</text:p>
      <text:p text:style-name="Standard">Python 3.4.2 (default, Oct 19 2014, 13:31:11)</text:p>
      <text:p text:style-name="Standard">[GCC 4.9.1] on linux</text:p>
      <text:p text:style-name="Standard">Type "help", "copyright", "credits" or "license" for more information.</text:p>
      <text:p text:style-name="Standard">&gt;&gt;&gt; import pkg_resources</text:p>
      <text:p text:style-name="Standard">&gt;&gt;&gt; pkg_resources.get_distribution('flask').version <text:s/></text:p>
      <text:p text:style-name="Standard">'0.10.1'</text:p>
      <text:p text:style-name="Standard"/>
      <text:p text:style-name="Standard">and on raspi10 uses /etc/rc.local to run flask on startup</text:p>
      <text:p text:style-name="Standard"><text:soft-page-break/>Running on startup</text:p>
      <text:p text:style-name="Standard">Better NOT to use rc</text:p>
      <text:p text:style-name="Standard">Was used on raspi10 for V5 in /etc/rc.local</text:p>
      <text:p text:style-name="Standard">sudo nano /etc/rc.local</text:p>
      <text:p text:style-name="Standard">add lines</text:p>
      <text:p text:style-name="Standard">python /home/pi/pi14-share/fplaneV6/app.py &amp;</text:p>
      <text:p text:style-name="Standard">Doesn't work on raspi14</text:p>
      <text:p text:style-name="Standard">Use systemd instead</text:p>
      <text:p text:style-name="Standard">You Tube Video Kolban's Book of the Raspberry Pi</text:p>
      <text:p text:style-name="Standard">cd /etc/systemd/system</text:p>
      <text:p text:style-name="Standard">sudo nano flaskrun.service - contains</text:p>
      <text:p text:style-name="Standard">[Unit]</text:p>
      <text:p text:style-name="Standard">Description=flaskrun</text:p>
      <text:p text:style-name="Standard"/>
      <text:p text:style-name="Standard">[Service]</text:p>
      <text:p text:style-name="Standard">ExecStart=/home/pi/flaskrun.sh</text:p>
      <text:p text:style-name="Standard"/>
      <text:p text:style-name="Standard">[Install]</text:p>
      <text:p text:style-name="Standard">WantedBy=multi-user.target</text:p>
      <text:p text:style-name="Standard"/>
      <text:p text:style-name="Standard">Modified</text:p>
      <text:p text:style-name="Standard">[Unit]</text:p>
      <text:p text:style-name="Standard">Description=flaskrun</text:p>
      <text:p text:style-name="Standard">After=network.target</text:p>
      <text:p text:style-name="Standard"/>
      <text:p text:style-name="Standard">[Service]</text:p>
      <text:p text:style-name="Standard">WorkingDirectory=/home/pi/pi14-share/fplaneV6</text:p>
      <text:p text:style-name="Standard">Environment=FLASK_APP=/home/pi/pi14-share/fplaneV6/app.py</text:p>
      <text:p text:style-name="Standard">Environment=FLASK_RUN_PORT=5000</text:p>
      <text:p text:style-name="Standard">Environment=FLASK_RUN_HOST=0.0.0.0</text:p>
      <text:p text:style-name="Standard">ExecStart=/usr/bin/flask run</text:p>
      <text:p text:style-name="Standard">Restart=always</text:p>
      <text:p text:style-name="Standard"/>
      <text:p text:style-name="Standard">[Install]</text:p>
      <text:p text:style-name="Standard">WantedBy=multi-user.target</text:p>
      <text:p text:style-name="Standard"/>
      <text:p text:style-name="Standard">Check that chmod +x flaskrun.sh</text:p>
      <text:p text:style-name="Standard">To Run</text:p>
      <text:p text:style-name="Standard">systemctl</text:p>
      <text:p text:style-name="Standard">To look at status</text:p>
      <text:p text:style-name="Standard">systemctl status flaskrun</text:p>
      <text:p text:style-name="Standard">To start daemon</text:p>
      <text:p text:style-name="Standard">sudo systemctl start flaskrun</text:p>
      <text:p text:style-name="Standard">To Stop daemon sudo systemctl stop flaskrun</text:p>
      <text:p text:style-name="Standard">To enable on Boot</text:p>
      <text:p text:style-name="Standard">sudo systemctl enable flaskrun</text:p>
      <text:p text:style-name="Standard">To disable on Boot</text:p>
      <text:p text:style-name="Standard">sudo systemctl disable flaskrun</text:p>
      <text:p text:style-name="Standard">Changing service file sudo systemctl daemon-reload</text:p>
      <text:p text:style-name="Standard">Shell script no longer used as exports set in flaskrun.service file</text:p>
      <text:p text:style-name="Standard">flaskrun.sh</text:p>
      <text:p text:style-name="Standard">#!/bin/sh</text:p>
      <text:p text:style-name="Standard"><text:soft-page-break/>export FLASK_APP=/home/pi/pi14-share/fplaneV6/app.py</text:p>
      <text:p text:style-name="Standard">export FLASK_RUN_PORT=5000</text:p>
      <text:p text:style-name="Standard">export FLASK_RUN_HOST=192.168.0.114</text:p>
      <text:p text:style-name="Standard">flask run </text:p>
      <text:p text:style-name="Standard"/>
      <text:p text:style-name="Standard">Using Raspi13 as a dev box</text:p>
      <text:p text:style-name="Standard">Raspi13 has wireless and Ethernet... so set up as DHCP and installed Samba so can get to by hostname (i.e. raspi13). Thus can use at work as well.</text:p>
      <text:p text:style-name="Standard">Should really use Git .... and so created GitHub private new in 2019! repository</text:p>
      <text:p text:style-name="Standard">Github</text:p>
      <text:p text:style-name="Standard">My repository on Github is fplanev6</text:p>
      <text:p text:style-name="Standard">It is private</text:p>
      <text:p text:style-name="Standard">Now use this for dev code</text:p>
      <text:p text:style-name="Standard">Github use help here</text:p>
      <text:p text:style-name="Standard">Git Book here</text:p>
      <text:p text:style-name="Standard">Git commands</text:p>
      <text:p text:style-name="Standard">git clone https://github.com/hdangerf/fplanev6.git</text:p>
      <text:p text:style-name="Standard">hdangerf ~~~ RubyDev2012==</text:p>
      <text:p text:style-name="Standard">oops called the repository fplanev6 (notV6 previously - had to change flaskrun.service)</text:p>
      <text:p text:style-name="Standard">git commit -a</text:p>
      <text:p text:style-name="Standard">git push -u origin master</text:p>
      <text:p text:style-name="Standard">git config --list git help git log</text:p>
      <text:p text:style-name="Standard">⚠️ Haven't worked out yet how to avoid putting in credentials when pushi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9T09:47:44.666544946</meta:creation-date>
    <dc:date>2021-06-19T09:49:56.385177364</dc:date>
    <meta:editing-duration>PT1M34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3" meta:paragraph-count="112" meta:word-count="470" meta:character-count="3592" meta:non-whitespace-character-count="3237"/>
  </office:meta>
</office:document-meta>
</file>